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ешьу" svg:font-family="ешьу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72in"/>
    </style:style>
    <style:style style:name="co2" style:family="table-column">
      <style:table-column-properties fo:break-before="auto" style:column-width="3.97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000000" style:font-name="Times New Roman" fo:font-size="10pt" fo:language="en" fo:country="US" fo:font-weight="bold" style:font-name-asian="TimesNewRomanPSMT" style:font-size-asian="10pt" style:language-asian="en" style:country-asian="US" style:font-weight-asian="bold" style:font-name-complex="TimesNewRomanPSMT" style:font-size-complex="10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4pt" fo:language="en" fo:country="US" style:font-name-asian="TimesNewRomanPSMT" style:font-size-asian="14pt" style:language-asian="en" style:country-asian="US" style:font-name-complex="TimesNewRomanPSMT" style:font-size-complex="7.94999980926514pt" style:language-complex="en" style:country-complex="U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style:font-name="Times New Roman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table:number-columns-spanned="5" table:number-rows-spanned="1">
            <text:p>Обчислення функцій</text:p>
          </table:table-cell>
          <table:covered-table-cell table:number-columns-repeated="3"/>
          <table:covered-table-cell table:style-name="ce5" office:value-type="string">
            <text:p>Обчислення функцій</text:p>
          </table:covered-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 office:value-type="string" table:number-columns-spanned="3" table:number-rows-spanned="1">
            <text:p>Вхідні дані</text:p>
          </table:table-cell>
          <table:covered-table-cell table:number-columns-repeated="2"/>
          <table:table-cell/>
          <table:table-cell table:style-name="ce3" office:value-type="string">
            <text:p>Результат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/>
          <table:table-cell table:style-name="ce4" office:value-type="string">
            <text:p>z</text:p>
          </table:table-cell>
          <table:table-cell table:number-columns-repeated="1019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10">
            <text:p>10</text:p>
          </table:table-cell>
          <table:table-cell office:value-type="float" office:value="5.3">
            <text:p>5.3</text:p>
          </table:table-cell>
          <table:table-cell/>
          <table:table-cell table:style-name="ce6" table:formula="of:=LN([.B6] - [.A6]^2)^2 / ([.C6]^2-LN([.C6]-[.A6]^2)^2 - (LN([.B6]-[.A6]^2)^2)^3)" office:value-type="float" office:value="1.41336847974843">
            <text:p>1.41337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ешьу" svg:font-family="ешьу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0">12/10/2021</text:date>, <text:time>18:54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ha Karaman</meta:initial-creator>
    <meta:creation-date>2021-12-10T18:42:06</meta:creation-date>
    <dc:date>2021-12-10T18:54:02</dc:date>
    <dc:creator>Moisha Karaman</dc:creator>
    <meta:editing-duration>PT11M57S</meta:editing-duration>
    <meta:editing-cycles>1</meta:editing-cycles>
    <meta:document-statistic meta:table-count="3" meta:cell-count="12" meta:object-count="0"/>
    <meta:generator>OpenOffice/4.1.7$Unix OpenOffice.org_project/417m1$Build-9800</meta:generator>
  </office:meta>
</office:document-meta>
</file>